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4242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Total 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 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0.ds_combo0.idays60.odays1</text:p>
          </table:table-cell>
          <table:table-cell office:value-type="float" office:value="0.0125462776049972" calcext:value-type="float">
            <text:p>0.012546277604997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2]/[.F2]" office:value-type="float" office:value="0.0717703349282297" calcext:value-type="float">
            <text:p>0.07177033492823</text:p>
          </table:table-cell>
          <table:table-cell table:formula="of:=[.D2]*[.G2]" office:value-type="float" office:value="0.000900450545813196" calcext:value-type="float">
            <text:p>0.000900450545813</text:p>
          </table:table-cell>
          <table:table-cell table:number-columns-repeated="7"/>
          <table:table-cell table:formula="of:=MAX([.D2:.D16])" office:value-type="float" office:value="0.0143464719876647" calcext:value-type="float">
            <text:p>0.014346471987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1.ds_combo0.idays60.odays1</text:p>
          </table:table-cell>
          <table:table-cell office:value-type="float" office:value="0.0120701557025313" calcext:value-type="float">
            <text:p>0.01207015570253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3]/[.F3]" office:value-type="float" office:value="0.0717703349282297" calcext:value-type="float">
            <text:p>0.07177033492823</text:p>
          </table:table-cell>
          <table:table-cell table:formula="of:=[.D3]*[.G3]" office:value-type="float" office:value="0.000866279117406553" calcext:value-type="float">
            <text:p>0.000866279117407</text:p>
          </table:table-cell>
          <table:table-cell table:number-columns-repeated="7"/>
          <table:table-cell table:formula="of:=MIN([.D2:.D16])" office:value-type="float" office:value="0.00549837574362755" calcext:value-type="float">
            <text:p>0.005498375743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2.ds_combo0.idays60.odays1</text:p>
          </table:table-cell>
          <table:table-cell office:value-type="float" office:value="0.0102004855871201" calcext:value-type="float">
            <text:p>0.01020048558712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4]/[.F4]" office:value-type="float" office:value="0.0717703349282297" calcext:value-type="float">
            <text:p>0.07177033492823</text:p>
          </table:table-cell>
          <table:table-cell table:formula="of:=[.D4]*[.G4]" office:value-type="float" office:value="0.000732092267018189" calcext:value-type="float">
            <text:p>0.00073209226701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3.ds_combo0.idays60.odays1</text:p>
          </table:table-cell>
          <table:table-cell office:value-type="float" office:value="0.00973827764391899" calcext:value-type="float">
            <text:p>0.009738277643919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5]/[.F5]" office:value-type="float" office:value="0.0717703349282297" calcext:value-type="float">
            <text:p>0.07177033492823</text:p>
          </table:table-cell>
          <table:table-cell table:formula="of:=[.D5]*[.G5]" office:value-type="float" office:value="0.000698919448128157" calcext:value-type="float">
            <text:p>0.0006989194481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_M_exp64</text:p>
          </table:table-cell>
          <table:table-cell office:value-type="string" calcext:value-type="string">
            <text:p>2_M.v1.l1.ds0.l_combo4.ds_combo0.idays60.odays1</text:p>
          </table:table-cell>
          <table:table-cell office:value-type="float" office:value="0.0121038164943457" calcext:value-type="float">
            <text:p>0.012103816494346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6]/[.F6]" office:value-type="float" office:value="0.0717703349282297" calcext:value-type="float">
            <text:p>0.07177033492823</text:p>
          </table:table-cell>
          <table:table-cell table:formula="of:=[.D6]*[.G6]" office:value-type="float" office:value="0.000868694963709021" calcext:value-type="float">
            <text:p>0.0008686949637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_V_exp32</text:p>
          </table:table-cell>
          <table:table-cell office:value-type="string" calcext:value-type="string">
            <text:p>3_V.v1.l1.ds0.l_combo5.ds_combo0.idays60.odays1</text:p>
          </table:table-cell>
          <table:table-cell table:style-name="ce1" office:value-type="float" office:value="0.0143464719876647" calcext:value-type="float">
            <text:p>0.014346471987665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7]/[.F7]" office:value-type="float" office:value="0.0717703349282297" calcext:value-type="float">
            <text:p>0.07177033492823</text:p>
          </table:table-cell>
          <table:table-cell table:formula="of:=[.D7]*[.G7]" office:value-type="float" office:value="0.00102965109959316" calcext:value-type="float">
            <text:p>0.0010296510995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6.ds_combo0.idays30.odays1</text:p>
          </table:table-cell>
          <table:table-cell table:style-name="ce2" office:value-type="float" office:value="0.00549837574362755" calcext:value-type="float">
            <text:p>0.005498375743628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table:formula="of:=[.E8]/[.F8]" office:value-type="float" office:value="0.0334928229665072" calcext:value-type="float">
            <text:p>0.033492822966507</text:p>
          </table:table-cell>
          <table:table-cell table:formula="of:=[.D8]*[.G8]" office:value-type="float" office:value="0.000184156125384655" calcext:value-type="float">
            <text:p>0.00018415612538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7.ds_combo0.idays30.odays1</text:p>
          </table:table-cell>
          <table:table-cell office:value-type="float" office:value="0.0117915347218513" calcext:value-type="float">
            <text:p>0.01179153472185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9]/[.F9]" office:value-type="float" office:value="0.0717703349282297" calcext:value-type="float">
            <text:p>0.07177033492823</text:p>
          </table:table-cell>
          <table:table-cell table:formula="of:=[.D9]*[.G9]" office:value-type="float" office:value="0.000846282396305117" calcext:value-type="float">
            <text:p>0.0008462823963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8.ds_combo0.idays60.odays1</text:p>
          </table:table-cell>
          <table:table-cell office:value-type="float" office:value="0.0110305259004235" calcext:value-type="float">
            <text:p>0.011030525900424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10]/[.F10]" office:value-type="float" office:value="0.0717703349282297" calcext:value-type="float">
            <text:p>0.07177033492823</text:p>
          </table:table-cell>
          <table:table-cell table:formula="of:=[.D10]*[.G10]" office:value-type="float" office:value="0.000791664538307907" calcext:value-type="float">
            <text:p>0.0007916645383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9.ds_combo0.idays60.odays1</text:p>
          </table:table-cell>
          <table:table-cell office:value-type="float" office:value="0.0093613313511014" calcext:value-type="float">
            <text:p>0.009361331351101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E11]/[.F11]" office:value-type="float" office:value="0.0526315789473684" calcext:value-type="float">
            <text:p>0.052631578947369</text:p>
          </table:table-cell>
          <table:table-cell table:formula="of:=[.D11]*[.G11]" office:value-type="float" office:value="0.000492701650057968" calcext:value-type="float">
            <text:p>0.0004927016500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10.ds_combo0.idays30.odays1</text:p>
          </table:table-cell>
          <table:table-cell office:value-type="float" office:value="0.0133289331570268" calcext:value-type="float">
            <text:p>0.013328933157027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E12]/[.F12]" office:value-type="float" office:value="0.0526315789473684" calcext:value-type="float">
            <text:p>0.052631578947369</text:p>
          </table:table-cell>
          <table:table-cell table:formula="of:=[.D12]*[.G12]" office:value-type="float" office:value="0.000701522797738252" calcext:value-type="float">
            <text:p>0.0007015227977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11.ds_combo0.idays60.odays1</text:p>
          </table:table-cell>
          <table:table-cell office:value-type="float" office:value="0.00968013145029545" calcext:value-type="float">
            <text:p>0.009680131450295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13]/[.F13]" office:value-type="float" office:value="0.0717703349282297" calcext:value-type="float">
            <text:p>0.07177033492823</text:p>
          </table:table-cell>
          <table:table-cell table:formula="of:=[.D13]*[.G13]" office:value-type="float" office:value="0.000694746276336994" calcext:value-type="float">
            <text:p>0.0006947462763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2.ds_combo0.idays60.odays1</text:p>
          </table:table-cell>
          <table:table-cell office:value-type="float" office:value="0.0104943681508303" calcext:value-type="float">
            <text:p>0.01049436815083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14]/[.F14]" office:value-type="float" office:value="0.0717703349282297" calcext:value-type="float">
            <text:p>0.07177033492823</text:p>
          </table:table-cell>
          <table:table-cell table:formula="of:=[.D14]*[.G14]" office:value-type="float" office:value="0.000753184317045237" calcext:value-type="float">
            <text:p>0.00075318431704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13.ds_combo0.idays30.odays1</text:p>
          </table:table-cell>
          <table:table-cell office:value-type="float" office:value="0.0118263447657228" calcext:value-type="float">
            <text:p>0.011826344765723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15]/[.F15]" office:value-type="float" office:value="0.0717703349282297" calcext:value-type="float">
            <text:p>0.07177033492823</text:p>
          </table:table-cell>
          <table:table-cell table:formula="of:=[.D15]*[.G15]" office:value-type="float" office:value="0.000848780724812641" calcext:value-type="float">
            <text:p>0.0008487807248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_AF_exp32</text:p>
          </table:table-cell>
          <table:table-cell office:value-type="string" calcext:value-type="string">
            <text:p>3_AF.v1.l1.ds0.l_combo14.ds_combo0.idays30.odays1</text:p>
          </table:table-cell>
          <table:table-cell office:value-type="float" office:value="0.0101153654977679" calcext:value-type="float">
            <text:p>0.010115365497768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16]/[.F16]" office:value-type="float" office:value="0.0717703349282297" calcext:value-type="float">
            <text:p>0.07177033492823</text:p>
          </table:table-cell>
          <table:table-cell table:formula="of:=[.D16]*[.G16]" office:value-type="float" office:value="0.000725983169696261" calcext:value-type="float">
            <text:p>0.00072598316969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formula="of:=SUM([.H2:.H16])" office:value-type="float" office:value="0.0111351094373533" calcext:value-type="float">
            <text:p>0.01113510943735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:.E16])" office:value-type="float" office:value="209" calcext:value-type="float">
            <text:p>20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SUM([.D2:.D16])" office:value-type="float" office:value="0.164132395759225" calcext:value-type="float">
            <text:p>0.164132395759225</text:p>
          </table:table-cell>
          <table:table-cell table:formula="of:=AVERAGE([.D2:.D16])" office:value-type="float" office:value="0.0109421597172817" calcext:value-type="float">
            <text:p>0.01094215971728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21:10.45330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5:26:29.995461136</dc:date>
    <meta:editing-duration>PT4H40M15S</meta:editing-duration>
    <meta:editing-cycles>6</meta:editing-cycles>
    <meta:generator>LibreOffice/6.0.7.3$Linux_X86_64 LibreOffice_project/00m0$Build-3</meta:generator>
    <meta:document-statistic meta:table-count="1" meta:cell-count="134" meta:object-count="0"/>
  </office:meta>
</office:document-meta>
</file>